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ith cte as</text:p>
      <text:p text:style-name="Standard">(select name,department,salary,</text:p>
      <text:p text:style-name="Standard"><text:s/>DENSE_RANK() OVER (PARTITION BY department ORDER BY salary desc) salary_rank</text:p>
      <text:p text:style-name="Standard">from test) </text:p>
      <text:p text:style-name="Standard">select name,department,salary from cte</text:p>
      <text:p text:style-name="Standard">where salary_rank =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1-08-26T20:40:59.857000000</dc:date>
    <meta:editing-duration>PT7S</meta:editing-duration>
    <meta:editing-cycles>1</meta:editing-cycles>
    <meta:document-statistic meta:table-count="0" meta:image-count="0" meta:object-count="0" meta:page-count="1" meta:paragraph-count="6" meta:word-count="24" meta:character-count="188" meta:non-whitespace-character-count="168"/>
  </office:meta>
</office:document-meta>
</file>